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46000000B36BC7F154.png" manifest:media-type="image/png"/>
  <manifest:file-entry manifest:full-path="Pictures/1000000000000151000000ADC057D339.png" manifest:media-type="image/png"/>
  <manifest:file-entry manifest:full-path="Pictures/1000000000000123000000EC1352D90C.png" manifest:media-type="image/png"/>
  <manifest:file-entry manifest:full-path="Pictures/100000000000014E000000A4C4A18070.png" manifest:media-type="image/png"/>
  <manifest:file-entry manifest:full-path="Pictures/1000000000000121000000E9DA9A333C.png" manifest:media-type="image/png"/>
  <manifest:file-entry manifest:full-path="Pictures/1000000000000146000000A121C1495D.png" manifest:media-type="image/png"/>
  <manifest:file-entry manifest:full-path="Pictures/100000000000011F000000EDDA642D07.png" manifest:media-type="image/png"/>
  <manifest:file-entry manifest:full-path="Pictures/10000000000001DC0000007383D0FE68.png" manifest:media-type="image/png"/>
  <manifest:file-entry manifest:full-path="Pictures/100002010000024B000001442E27344A.png" manifest:media-type="image/png"/>
  <manifest:file-entry manifest:full-path="Pictures/10000000000000F3000000D04D686101.png" manifest:media-type="image/png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0EC000000D701A4A1E5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0E000000B41A482BBE.png" manifest:media-type="image/png"/>
  <manifest:file-entry manifest:full-path="Pictures/10000000000002AF000000AC9BFCDA3E.png" manifest:media-type="image/png"/>
  <manifest:file-entry manifest:full-path="Pictures/100000000000020E00000078E0E0F8E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0B8000000A1C3279737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0DE0000014A52A011B9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0000000012F000000EBA6024D81.png" manifest:media-type="image/png"/>
  <manifest:file-entry manifest:full-path="Pictures/1000000000000243000002276A7AAC4F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7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svg:stroke-width="0.406cm" svg:stroke-color="#00ff00" draw:fill="none" draw:textarea-vertical-align="middle" fo:padding-top="0.277cm" fo:padding-bottom="0.277cm" fo:padding-left="0.402cm" fo:padding-right="0.402cm"/>
    </style:style>
    <style:style style:name="gr16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7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8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9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20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1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2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4" style:family="graphic" style:parent-style-name="objectwithoutfill">
      <style:graphic-properties svg:stroke-width="0.457cm" svg:stroke-color="#00ff00" draw:marker-start-width="0.886cm" draw:marker-end-width="0.886cm" draw:fill="none" draw:textarea-vertical-align="middle" fo:padding-top="0.3cm" fo:padding-bottom="0.3cm" fo:padding-left="0.425cm" fo:padding-right="0.425cm"/>
    </style:style>
    <style:style style:name="gr25" style:family="graphic" style:parent-style-name="objectwithoutfill">
      <style:graphic-properties svg:stroke-width="0.457cm" svg:stroke-color="#00ff00" draw:fill="none" draw:textarea-vertical-align="middle" fo:padding-top="0.302cm" fo:padding-bottom="0.302cm" fo:padding-left="0.427cm" fo:padding-right="0.427cm"/>
    </style:style>
    <style:style style:name="gr26" style:family="graphic" style:parent-style-name="objectwithoutfill">
      <style:graphic-properties svg:stroke-width="0.559cm" svg:stroke-color="#00ff00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27" style:family="graphic" style:parent-style-name="objectwithoutfill">
      <style:graphic-properties svg:stroke-width="0.356cm" svg:stroke-color="#ff0000" draw:marker-start-width="0.152cm" draw:marker-end-width="0.152cm" svg:stroke-opacity="40%" draw:fill="none" draw:textarea-vertical-align="middle" fo:padding-top="0.253cm" fo:padding-bottom="0.253cm" fo:padding-left="0.378cm" fo:padding-right="0.378cm"/>
    </style:style>
    <style:style style:name="gr28" style:family="graphic" style:parent-style-name="objectwithoutfill">
      <style:graphic-properties svg:stroke-width="0.356cm" svg:stroke-color="#ff0000" svg:stroke-opacity="40%" draw:fill="none" draw:textarea-vertical-align="middle" fo:padding-top="0.252cm" fo:padding-bottom="0.252cm" fo:padding-left="0.377cm" fo:padding-right="0.377cm"/>
    </style:style>
    <style:style style:name="gr29" style:family="graphic" style:parent-style-name="objectwithoutfill">
      <style:graphic-properties svg:stroke-width="0.356cm" svg:stroke-color="#ff0000" draw:marker-start-width="0.281cm" draw:marker-end-width="0.281cm" svg:stroke-opacity="40%" draw:fill="none" draw:textarea-vertical-align="middle" fo:padding-top="0.252cm" fo:padding-bottom="0.252cm" fo:padding-left="0.377cm" fo:padding-right="0.377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1.78cm"/>
    </style:style>
    <style:style style:name="pr10" style:family="presentation" style:parent-style-name="AbstractYellow-subtitle">
      <style:graphic-properties draw:fill-color="#ffffff" draw:auto-grow-height="true" fo:min-height="1.4cm"/>
    </style:style>
    <style:style style:name="pr11" style:family="presentation" style:parent-style-name="AbstractYellow-subtitle">
      <style:graphic-properties draw:fill-color="#ffffff" draw:auto-grow-height="true" fo:min-height="1.466cm"/>
    </style:style>
    <style:style style:name="pr12" style:family="presentation" style:parent-style-name="AbstractYellow-subtitle">
      <style:graphic-properties draw:fill-color="#ffffff" draw:auto-grow-height="true" fo:min-height="3.503cm"/>
    </style:style>
    <style:style style:name="pr13" style:family="presentation" style:parent-style-name="AbstractYellow-subtitle">
      <style:graphic-properties draw:fill-color="#ffffff" draw:auto-grow-height="true" fo:min-height="7.522cm"/>
    </style:style>
    <style:style style:name="pr14" style:family="presentation" style:parent-style-name="AbstractYellow-subtitle">
      <style:graphic-properties draw:fill-color="#ffffff" draw:auto-grow-height="true" fo:min-height="1.524cm"/>
    </style:style>
    <style:style style:name="pr15" style:family="presentation" style:parent-style-name="AbstractYellow-subtitle">
      <style:graphic-properties draw:fill-color="#ffffff" draw:auto-grow-height="true" fo:min-height="2.554cm"/>
    </style:style>
    <style:style style:name="pr16" style:family="presentation" style:parent-style-name="AbstractYellow-subtitle">
      <style:graphic-properties draw:fill-color="#ffffff" draw:auto-grow-height="true" fo:min-height="4.202cm"/>
    </style:style>
    <style:style style:name="pr17" style:family="presentation" style:parent-style-name="AbstractYellow-subtitle">
      <style:graphic-properties draw:fill-color="#ffffff" draw:auto-grow-height="true" fo:min-height="1.792cm"/>
    </style:style>
    <style:style style:name="pr18" style:family="presentation" style:parent-style-name="AbstractYellow-title">
      <style:graphic-properties draw:stroke="none" draw:fill="none" draw:fill-color="#ffcc99" fo:min-height="0.798cm"/>
    </style:style>
    <style:style style:name="pr19" style:family="presentation" style:parent-style-name="AbstractYellow-subtitle">
      <style:graphic-properties draw:fill-color="#ffffff" draw:auto-grow-height="true" fo:min-height="5.08cm"/>
    </style:style>
    <style:style style:name="pr20" style:family="presentation" style:parent-style-name="AbstractYellow-subtitle">
      <style:graphic-properties draw:fill-color="#ffffff" draw:auto-grow-height="true" fo:min-height="4.826cm"/>
    </style:style>
    <style:style style:name="pr21" style:family="presentation" style:parent-style-name="AbstractYellow-subtitle">
      <style:graphic-properties draw:fill-color="#ffffff" draw:auto-grow-height="true" fo:min-height="2.629cm"/>
    </style:style>
    <style:style style:name="pr22" style:family="presentation" style:parent-style-name="AbstractYellow-subtitle">
      <style:graphic-properties draw:fill-color="#ffffff" draw:auto-grow-height="true" fo:min-height="1.27cm"/>
    </style:style>
    <style:style style:name="pr23" style:family="presentation" style:parent-style-name="AbstractYellow-subtitle">
      <style:graphic-properties draw:fill-color="#ffffff" draw:auto-grow-height="true" fo:min-height="11.684cm"/>
    </style:style>
    <style:style style:name="pr24" style:family="presentation" style:parent-style-name="AbstractYellow-subtitle">
      <style:graphic-properties draw:fill-color="#ffffff" draw:auto-grow-height="true" fo:min-height="3.57cm"/>
    </style:style>
    <style:style style:name="pr25" style:family="presentation" style:parent-style-name="AbstractYellow-subtitle">
      <style:graphic-properties draw:fill-color="#ffffff" draw:auto-grow-height="true" fo:min-height="2.532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8000" style:font-name="Trebuchet MS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6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7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8" style:family="text">
      <style:text-properties fo:color="#ff0000"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9" style:family="text">
      <style:text-properties fo:color="#ff0000" style:font-name="Trebuchet MS" fo:font-size="28pt" style:text-underline-style="solid" style:text-underline-width="auto" style:text-underline-color="font-color" style:font-size-asian="28pt" style:font-size-complex="28pt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2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style:style style:name="T23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24" style:family="text">
      <style:text-properties style:use-window-font-color="true" style:font-name="Trebuchet MS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6" draw:layer="layout" svg:width="16.764cm" svg:height="1.78cm" svg:x="2.54cm" svg:y="5.404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presentation:style-name="pr10" draw:text-style-name="P16" draw:layer="layout" svg:width="22.606cm" svg:height="1.4cm" svg:x="2.54cm" svg:y="7.884cm">
          <draw:text-box>
            <text:p text:style-name="P11"><text:span text:style-name="T15">(Since we thought this presentation was going to happen in July ...)</text:span></text:p>
          </draw:text-box>
        </draw:frame>
        <draw:frame presentation:style-name="pr11" draw:text-style-name="P16" draw:layer="layout" svg:width="18.288cm" svg:height="1.466cm" svg:x="2.54cm" svg:y="10.418cm">
          <draw:text-box>
            <text:p text:style-name="P11"><text:span text:style-name="T16">FIFA 2014 World Cup</text:span><text:span text:style-name="T17"> Schedule &amp; Results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10.035cm" svg:height="3.503cm" svg:x="2.54cm" svg:y="8.636cm">
          <draw:text-box>
            <text:p text:style-name="P11"><text:span text:style-name="T18">Team</text:span><text:span text:style-name="T19"> model</text:span></text:p>
            <text:p text:style-name="P11"><text:span text:style-name="T19"/></text:p>
            <text:p text:style-name="P11"><text:span text:style-name="T10">Name:string</text:span></text:p>
          </draw:text-box>
        </draw:frame>
        <draw:frame presentation:style-name="pr13" draw:text-style-name="P12" draw:layer="layout" svg:width="10.16cm" svg:height="8.03cm" svg:x="15.24cm" svg:y="8.636cm">
          <draw:text-box>
            <text:p text:style-name="P11"><text:span text:style-name="T18">Match</text:span><text:span text:style-name="T19"> model</text:span></text:p>
            <text:p text:style-name="P11"><text:span text:style-name="T19"/></text:p>
            <text:p text:style-name="P11"><text:span text:style-name="T10">Team1_id:integer</text:span></text:p>
            <text:p text:style-name="P11"><text:span text:style-name="T10">Team2_id:integer</text:span></text:p>
            <text:p text:style-name="P11"><text:span text:style-name="T10">MatchDate:date</text:span></text:p>
            <text:p text:style-name="P11"><text:span text:style-name="T10">Score1:integer</text:span></text:p>
            <text:p text:style-name="P11"><text:span text:style-name="T10">Score2:integer</text:span></text:p>
          </draw:text-box>
        </draw:frame>
        <draw:frame presentation:style-name="pr14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14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5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16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21">Rails Home</text:span><text:span text:style-name="T7">' controller and view to act as the </text:span><text:span text:style-name="T21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21">Rails_Home</text:span><text:span text:style-name="T7"> </text:span><text:span text:style-name="T22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6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17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5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664cm" svg:x2="9.398cm" svg:y2="16.664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2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2">fifa.coffee</text:span><text:span text:style-name="T7"> file. (</text:span><text:span text:style-name="T8">Rails</text:span><text:span text:style-name="T7"> will automatically compile to </text:span><text:span text:style-name="T21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2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4.867cm" svg:height="4.259cm" svg:x="2.453cm" svg:y="7.733cm">
          <draw:image xlink:href="Pictures/10000000000000B8000000A1C3279737.png" xlink:type="simple" xlink:show="embed" xlink:actuate="onLoad">
            <text:p/>
          </draw:image>
        </draw:frame>
        <draw:line draw:style-name="gr14" draw:text-style-name="P4" draw:layer="layout" svg:x1="4.366cm" svg:y1="10.73cm" svg:x2="6.858cm" svg:y2="10.73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draw:line draw:style-name="gr15" draw:text-style-name="P4" draw:layer="layout" svg:x1="11.43cm" svg:y1="15.086cm" svg:x2="13.716cm" svg:y2="15.08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2">app/javascripts/application.js</text:span><text:span text:style-name="T7">) to add </text:span><text:span text:style-name="T22">fifa.js</text:span><text:span text:style-name="T7">, </text:span><text:span text:style-name="T22">angular.js</text:span><text:span text:style-name="T7"> and </text:span><text:span text:style-name="T22">angular-route.js</text:span><text:span text:style-name="T20">, and remove</text:span><text:span text:style-name="T23"> </text:span><text:span text:style-name="T22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6" draw:text-style-name="P4" draw:layer="layout" svg:x1="5.842cm" svg:y1="15.386cm" svg:x2="10.668cm" svg:y2="15.386cm">
          <text:p/>
        </draw:line>
        <draw:line draw:style-name="gr16" draw:text-style-name="P4" draw:layer="layout" svg:x1="5.842cm" svg:y1="15.848cm" svg:x2="11.938cm" svg:y2="15.848cm">
          <text:p/>
        </draw:line>
        <draw:line draw:style-name="gr16" draw:text-style-name="P4" draw:layer="layout" svg:x1="5.842cm" svg:y1="16.356cm" svg:x2="9.906cm" svg:y2="16.35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2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2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2">$resource</text:span><text:span text:style-name="T7"> service. We also need to add a third party service called </text:span><text:span text:style-name="T22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6" draw:text-style-name="P4" draw:layer="layout" svg:x1="3.81cm" svg:y1="13.208cm" svg:x2="9.906cm" svg:y2="13.208cm">
          <text:p/>
        </draw:line>
        <draw:line draw:style-name="gr16" draw:text-style-name="P4" draw:layer="layout" svg:x1="3.81cm" svg:y1="13.716cm" svg:x2="10.668cm" svg:y2="13.716cm">
          <text:p/>
        </draw:line>
        <draw:line draw:style-name="gr17" draw:text-style-name="P4" draw:layer="layout" svg:x1="17.78cm" svg:y1="13.316cm" svg:x2="20.574cm" svg:y2="13.316cm">
          <text:p/>
        </draw:line>
        <draw:line draw:style-name="gr18" draw:text-style-name="P4" draw:layer="layout" svg:x1="17.78cm" svg:y1="15.802cm" svg:x2="20.066cm" svg:y2="15.802cm">
          <text:p/>
        </draw:line>
        <draw:line draw:style-name="gr19" draw:text-style-name="P4" draw:layer="layout" svg:x1="14.224cm" svg:y1="19.058cm" svg:x2="17.272cm" svg:y2="19.058cm">
          <text:p/>
        </draw:line>
        <draw:line draw:style-name="gr19" draw:text-style-name="P4" draw:layer="layout" svg:x1="17.526cm" svg:y1="19.058cm" svg:x2="21.336cm" svg:y2="19.05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2">$http</text:span><text:span text:style-name="T7"> and </text:span><text:span text:style-name="T22">$resource</text:span><text:span text:style-name="T7"> services (</text:span><text:span text:style-name="T22">$resource</text:span><text:span text:style-name="T7"> depends on </text:span><text:span text:style-name="T22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2">team_url</text:span><text:span text:style-name="T7"> constant, we can define a </text:span><text:span text:style-name="T22">teams_resource</text:span><text:span text:style-name="T7"> object using the </text:span><text:span text:style-name="T22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2">$scope.teams</text:span><text:span text:style-name="T7"> model to be the result of applying the </text:span><text:span text:style-name="T22">query()</text:span><text:span text:style-name="T7"> method to </text:span><text:span text:style-name="T22">$scope.teams_resource</text:span><text:span text:style-name="T7">, then </text:span><text:span text:style-name="T22">$scope.teams</text:span><text:span text:style-name="T7"> will be bound to the </text:span><text:span text:style-name="T22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21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20" draw:text-style-name="P4" draw:layer="layout" svg:x1="4.38cm" svg:y1="10.16cm" svg:x2="5.904cm" svg:y2="10.16cm">
          <text:p/>
        </draw:line>
        <draw:line draw:style-name="gr20" draw:text-style-name="P4" draw:layer="layout" svg:x1="4.888cm" svg:y1="9.652cm" svg:x2="7.936cm" svg:y2="9.652cm">
          <text:p/>
        </draw:line>
        <draw:line draw:style-name="gr20" draw:text-style-name="P4" draw:layer="layout" svg:x1="4.38cm" svg:y1="9.144cm" svg:x2="11.746cm" svg:y2="9.14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1" draw:text-style-name="P4" draw:layer="layout" svg:x1="3.964cm" svg:y1="13.462cm" svg:x2="18.188cm" svg:y2="13.462cm">
          <text:p/>
        </draw:line>
        <draw:line draw:style-name="gr21" draw:text-style-name="P4" draw:layer="layout" svg:x1="19.558cm" svg:y1="14.986cm" svg:x2="21.844cm" svg:y2="14.98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2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1" draw:text-style-name="P4" draw:layer="layout" svg:x1="4.318cm" svg:y1="10.922cm" svg:x2="12.954cm" svg:y2="10.922cm">
          <text:p/>
        </draw:line>
        <draw:line draw:style-name="gr21" draw:text-style-name="P4" draw:layer="layout" svg:x1="4.826cm" svg:y1="11.43cm" svg:x2="11.43cm" svg:y2="11.43cm">
          <text:p/>
        </draw:line>
        <draw:line draw:style-name="gr21" draw:text-style-name="P4" draw:layer="layout" svg:x1="4.826cm" svg:y1="11.938cm" svg:x2="7.62cm" svg:y2="11.938cm">
          <text:p/>
        </draw:line>
        <draw:line draw:style-name="gr21" draw:text-style-name="P4" draw:layer="layout" svg:x1="4.826cm" svg:y1="12.446cm" svg:x2="11.684cm" svg:y2="12.446cm">
          <text:p/>
        </draw:line>
        <draw:line draw:style-name="gr21" draw:text-style-name="P4" draw:layer="layout" svg:x1="4.318cm" svg:y1="13.462cm" svg:x2="15.748cm" svg:y2="13.46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3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1" draw:text-style-name="P4" draw:layer="layout" svg:x1="14.986cm" svg:y1="7.874cm" svg:x2="25.654cm" svg:y2="7.874cm">
          <text:p/>
        </draw:line>
        <draw:line draw:style-name="gr22" draw:text-style-name="P4" draw:layer="layout" svg:x1="14.478cm" svg:y1="6.958cm" svg:x2="22.606cm" svg:y2="6.958cm">
          <text:p/>
        </draw:line>
        <draw:line draw:style-name="gr21" draw:text-style-name="P4" draw:layer="layout" svg:x1="14.478cm" svg:y1="17.934cm" svg:x2="16.002cm" svg:y2="17.934cm">
          <text:p/>
        </draw:line>
        <draw:line draw:style-name="gr21" draw:text-style-name="P4" draw:layer="layout" svg:x1="14.986cm" svg:y1="12.954cm" svg:x2="25.654cm" svg:y2="12.954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4.939cm" presentation:class="subtitle" presentation:user-transformed="true">
          <draw:text-box>
            <text:p text:style-name="P11"><text:span text:style-name="T7">Now let's try submitting data to the server with </text:span><text:span text:style-name="T24">Angular</text:span><text:span text:style-name="T7"> and </text:span><text:span text:style-name="T10">$resource</text:span><text:span text:style-name="T7">. We already have a form which was created by </text:span><text:span text:style-name="T8">Rails</text:span><text:span text:style-name="T7">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3" draw:layer="layout" svg:width="15.494cm" svg:height="1.398cm" svg:x="4.826cm" svg:y="17.506cm">
          <draw:text-box>
            <text:p text:style-name="P11"><text:span text:style-name="T7">Let's substitute an </text:span><text:span text:style-name="T8">Angular</text:span><text:span text:style-name="T7"> form.</text:span></text:p>
          </draw:text-box>
        </draw:frame>
        <draw:frame draw:style-name="gr1" draw:text-style-name="P4" draw:layer="layout" svg:width="5.131cm" svg:height="7.62cm" svg:x="5.085cm" svg:y="9.205cm">
          <draw:image xlink:href="Pictures/10000000000000DE0000014A52A011B9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4" draw:text-style-name="P12" draw:layer="layout" svg:width="9.398cm" svg:height="4.589cm" svg:x="1.94cm" svg:y="6.327cm" presentation:class="subtitle" presentation:user-transformed="true">
          <draw:text-box>
            <text:p text:style-name="P11"><text:span text:style-name="T7">This is our new </text:span><text:span text:style-name="T8">Angular</text:span><text:span text:style-name="T7"> based form for adding new matche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335cm" svg:height="12.7cm" svg:x="12.665cm" svg:y="6.204cm">
          <draw:image xlink:href="Pictures/1000000000000243000002276A7AAC4F.png" xlink:type="simple" xlink:show="embed" xlink:actuate="onLoad">
            <text:p/>
          </draw:image>
        </draw:frame>
        <draw:frame draw:style-name="gr1" draw:text-style-name="P4" draw:layer="layout" svg:width="6.428cm" svg:height="5.502cm" svg:x="2.54cm" svg:y="12.7cm">
          <draw:image xlink:href="Pictures/10000000000000F3000000D04D686101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2.606cm" svg:height="2.532cm" svg:x="2.54cm" svg:y="4.804cm" presentation:class="subtitle" presentation:user-transformed="true">
          <draw:text-box>
            <text:p text:style-name="P11"><text:span text:style-name="T7">We'll store our data from the form as attributes of a model called </text:span><text:span text:style-name="T10">$scope.new_match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6.502cm" svg:y="12.2cm">
          <draw:image xlink:href="Pictures/100002010000024B000001442E27344A.png" xlink:type="simple" xlink:show="embed" xlink:actuate="onLoad">
            <text:p/>
          </draw:image>
        </draw:frame>
        <draw:frame draw:style-name="gr1" draw:text-style-name="P4" draw:layer="layout" svg:width="13.36cm" svg:height="3.048cm" svg:x="6.596cm" svg:y="7.974cm">
          <draw:image xlink:href="Pictures/100000000000020E00000078E0E0F8EE.png" xlink:type="simple" xlink:show="embed" xlink:actuate="onLoad">
            <text:p/>
          </draw:image>
        </draw:frame>
        <draw:line draw:style-name="gr24" draw:text-style-name="P4" draw:layer="layout" svg:x1="8.382cm" svg:y1="10.414cm" svg:x2="13.462cm" svg:y2="10.414cm">
          <text:p/>
        </draw:line>
        <draw:line draw:style-name="gr25" draw:text-style-name="P4" draw:layer="layout" svg:x1="8.89cm" svg:y1="13.362cm" svg:x2="16.002cm" svg:y2="13.362cm">
          <text:p/>
        </draw:line>
        <draw:line draw:style-name="gr25" draw:text-style-name="P4" draw:layer="layout" svg:x1="8.79cm" svg:y1="15.594cm" svg:x2="15.14cm" svg:y2="15.594cm">
          <text:p/>
        </draw:line>
        <draw:line draw:style-name="gr25" draw:text-style-name="P4" draw:layer="layout" svg:x1="8.89cm" svg:y1="18.696cm" svg:x2="15.24cm" svg:y2="18.696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5" draw:text-style-name="P12" draw:layer="layout" svg:width="20.32cm" svg:height="3.442cm" svg:x="2.435cm" svg:y="5.996cm" presentation:class="subtitle" presentation:user-transformed="true">
          <draw:text-box>
            <text:p text:style-name="P11"><text:span text:style-name="T7">By using the comprehensions syntax on the </text:span><text:span text:style-name="T10">ng-options</text:span><text:span text:style-name="T7"> directive, we get a pull down list of team names on the </text:span><text:span text:style-name="T10">select</text:span><text:span text:style-name="T7"> tag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18cm" svg:height="7.62cm" svg:x="12.482cm" svg:y="10.86cm">
          <draw:image xlink:href="Pictures/100002010000024B000001442E27344A.png" xlink:type="simple" xlink:show="embed" xlink:actuate="onLoad">
            <text:p/>
          </draw:image>
        </draw:frame>
        <draw:line draw:style-name="gr25" draw:text-style-name="P4" draw:layer="layout" svg:x1="14.832cm" svg:y1="14.732cm" svg:x2="26.008cm" svg:y2="14.732cm">
          <text:p/>
        </draw:line>
        <draw:line draw:style-name="gr25" draw:text-style-name="P4" draw:layer="layout" svg:x1="14.832cm" svg:y1="17.78cm" svg:x2="26.008cm" svg:y2="17.78cm">
          <text:p/>
        </draw:line>
        <draw:frame draw:style-name="gr1" draw:text-style-name="P4" draw:layer="layout" svg:width="8.323cm" svg:height="7.582cm" svg:x="2.54cm" svg:y="10.898cm">
          <draw:image xlink:href="Pictures/10000000000000EC000000D701A4A1E5.png" xlink:type="simple" xlink:show="embed" xlink:actuate="onLoad">
            <text:p/>
          </draw:image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638cm" svg:y="6.1cm" presentation:class="subtitle" presentation:user-transformed="true">
          <draw:text-box>
            <text:p text:style-name="P11"><text:span text:style-name="T7">The </text:span><text:span text:style-name="T10">$resource</text:span><text:span text:style-name="T7"> service defines a number of RESTful mehods. We need to define a function which calls the </text:span><text:span text:style-name="T10">save()</text:span><text:span text:style-name="T7"> function on the </text:span><text:span text:style-name="T10">$scope.matches_resource</text:span><text:span text:style-name="T7"> objec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5.24cm" svg:height="5.207cm" svg:x="5.08cm" svg:y="12.051cm">
          <draw:image xlink:href="Pictures/100000000000020E000000B41A482BBE.png" xlink:type="simple" xlink:show="embed" xlink:actuate="onLoad">
            <text:p/>
          </draw:image>
        </draw:frame>
        <draw:line draw:style-name="gr26" draw:text-style-name="P4" draw:layer="layout" svg:x1="7.112cm" svg:y1="15.91cm" svg:x2="17.018cm" svg:y2="15.91cm">
          <text:p/>
        </draw:line>
        <draw:line draw:style-name="gr26" draw:text-style-name="P4" draw:layer="layout" svg:x1="7.72cm" svg:y1="16.518cm" svg:x2="18.134cm" svg:y2="16.5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2.86cm" svg:height="6.883cm" svg:x="2.54cm" svg:y="5.62cm" presentation:class="subtitle" presentation:user-transformed="true">
          <draw:text-box>
            <text:p text:style-name="P11"><text:span text:style-name="T7">By using the </text:span><text:span text:style-name="T10">create_match()</text:span><text:span text:style-name="T7"> function which we've just defined as an attribute on an </text:span><text:span text:style-name="T10">ng-click</text:span><text:span text:style-name="T7"> directive, we can create a button which, when clicked, will communicate with the server to create the new match. Note that a </text:span><text:span text:style-name="T10">submit</text:span><text:span text:style-name="T7"> tag is not requ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93cm" svg:height="3.042cm" svg:x="5.08cm" svg:y="13.838cm">
          <draw:image xlink:href="Pictures/10000000000001DC0000007383D0FE68.png" xlink:type="simple" xlink:show="embed" xlink:actuate="onLoad">
            <text:p/>
          </draw:image>
        </draw:frame>
        <draw:line draw:style-name="gr25" draw:text-style-name="P4" draw:layer="layout" svg:x1="8.89cm" svg:y1="14.632cm" svg:x2="17.018cm" svg:y2="14.632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2" draw:text-style-name="P12" draw:layer="layout" svg:width="17.78cm" svg:height="2.295cm" svg:x="2.54cm" svg:y="6.096cm" presentation:class="subtitle" presentation:user-transformed="true">
          <draw:text-box>
            <text:p text:style-name="P11"><text:span text:style-name="T7">Now we can add the final four games to our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5.08cm" svg:height="4.191cm" svg:x="2.567cm" svg:y="9.609cm">
          <draw:image xlink:href="Pictures/100000000000011F000000EDDA642D07.png" xlink:type="simple" xlink:show="embed" xlink:actuate="onLoad">
            <text:p/>
          </draw:image>
        </draw:frame>
        <draw:frame draw:style-name="gr1" draw:text-style-name="P4" draw:layer="layout" svg:width="5.08cm" svg:height="2.515cm" svg:x="2.54cm" svg:y="14.64cm">
          <draw:image xlink:href="Pictures/1000000000000146000000A121C1495D.png" xlink:type="simple" xlink:show="embed" xlink:actuate="onLoad">
            <text:p/>
          </draw:image>
        </draw:frame>
        <draw:frame draw:style-name="gr1" draw:text-style-name="P4" draw:layer="layout" svg:width="5.08cm" svg:height="4.089cm" svg:x="8.89cm" svg:y="9.636cm">
          <draw:image xlink:href="Pictures/1000000000000121000000E9DA9A333C.png" xlink:type="simple" xlink:show="embed" xlink:actuate="onLoad">
            <text:p/>
          </draw:image>
        </draw:frame>
        <draw:frame draw:style-name="gr1" draw:text-style-name="P4" draw:layer="layout" svg:width="5.08cm" svg:height="2.489cm" svg:x="8.89cm" svg:y="14.64cm">
          <draw:image xlink:href="Pictures/100000000000014E000000A4C4A18070.png" xlink:type="simple" xlink:show="embed" xlink:actuate="onLoad">
            <text:p/>
          </draw:image>
        </draw:frame>
        <draw:frame draw:style-name="gr1" draw:text-style-name="P4" draw:layer="layout" svg:width="5.08cm" svg:height="4.115cm" svg:x="15.194cm" svg:y="9.636cm">
          <draw:image xlink:href="Pictures/1000000000000123000000EC1352D90C.png" xlink:type="simple" xlink:show="embed" xlink:actuate="onLoad">
            <text:p/>
          </draw:image>
        </draw:frame>
        <draw:frame draw:style-name="gr1" draw:text-style-name="P4" draw:layer="layout" svg:width="5.08cm" svg:height="2.616cm" svg:x="15.24cm" svg:y="14.64cm">
          <draw:image xlink:href="Pictures/1000000000000151000000ADC057D339.png" xlink:type="simple" xlink:show="embed" xlink:actuate="onLoad">
            <text:p/>
          </draw:image>
        </draw:frame>
        <draw:frame draw:style-name="gr1" draw:text-style-name="P4" draw:layer="layout" svg:width="5.08cm" svg:height="3.937cm" svg:x="21.59cm" svg:y="9.563cm">
          <draw:image xlink:href="Pictures/100000000000012F000000EBA6024D81.png" xlink:type="simple" xlink:show="embed" xlink:actuate="onLoad">
            <text:p/>
          </draw:image>
        </draw:frame>
        <draw:frame draw:style-name="gr1" draw:text-style-name="P4" draw:layer="layout" svg:width="5.08cm" svg:height="2.794cm" svg:x="21.844cm" svg:y="14.64cm">
          <draw:image xlink:href="Pictures/1000000000000146000000B36BC7F154.png" xlink:type="simple" xlink:show="embed" xlink:actuate="onLoad">
            <text:p/>
          </draw:image>
        </draw:frame>
        <draw:line draw:style-name="gr27" draw:text-style-name="P4" draw:layer="layout" svg:x1="2.64cm" svg:y1="16.664cm" svg:x2="6.196cm" svg:y2="16.664cm">
          <text:p/>
        </draw:line>
        <draw:line draw:style-name="gr28" draw:text-style-name="P4" draw:layer="layout" svg:x1="9.044cm" svg:y1="16.664cm" svg:x2="13.362cm" svg:y2="16.664cm">
          <text:p/>
        </draw:line>
        <draw:line draw:style-name="gr29" draw:text-style-name="P4" draw:layer="layout" svg:x1="15.394cm" svg:y1="16.864cm" svg:x2="19.05cm" svg:y2="16.864cm">
          <text:p/>
        </draw:line>
        <draw:line draw:style-name="gr29" draw:text-style-name="P4" draw:layer="layout" svg:x1="21.944cm" svg:y1="17.018cm" svg:x2="25.754cm" svg:y2="17.018cm">
          <text:p/>
        </draw:lin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4.493cm" presentation:class="subtitle" presentation:user-transformed="true">
          <draw:text-box>
            <text:p text:style-name="P11"><text:span text:style-name="T7">Now let's add a form to input the scores separately for games that don't have them yet.</text:span></text:p>
            <text:p text:style-name="P11"><text:span text:style-name="T7"/></text:p>
            <text:p text:style-name="P11"><text:span text:style-name="T7">First, we'll add logic to separate the matches with no scores yet and display them at the top of the list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9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presentation:style-name="pr18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" draw:text-style-name="P6" draw:layer="layout" svg:width="5.248cm" svg:height="1.543cm" svg:x="20.32cm" svg:y="0.867cm">
          <draw:text-box draw:corner-radius="3.064cm">
            <text:p text:style-name="P5"><text:span text:style-name="T6">September 11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8" draw:fill-hatch-name="Hatching_20_1" draw:fill-image-name="Bitmape_20_1" draw:opacity="100%" draw:shadow-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9-10T14:55:06.115604978</dc:date>
    <dc:creator>John Schmidt</dc:creator>
    <meta:editing-duration>P1DT8H7M4S</meta:editing-duration>
    <meta:editing-cycles>240</meta:editing-cycles>
    <meta:generator>LibreOffice/4.2.4.2$Linux_X86_64 LibreOffice_project/420m0$Build-2</meta:generator>
    <meta:document-statistic meta:object-count="508"/>
  </office:meta>
</office:document-meta>
</file>